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02ad4" officeooo:paragraph-rsid="00149d24" fo:background-color="transparent" style:font-size-asian="10.5pt" style:shadow="none"/>
    </style:style>
    <style:style style:name="P2" style:family="paragraph" style:parent-style-name="Standard">
      <style:text-properties fo:language="fr" fo:country="FR" officeooo:rsid="00183cfa" officeooo:paragraph-rsid="00183cfa"/>
    </style:style>
    <style:style style:name="P3" style:family="paragraph" style:parent-style-name="Standard">
      <style:text-properties fo:language="fr" fo:country="FR" officeooo:rsid="00183cfa" officeooo:paragraph-rsid="00158def"/>
    </style:style>
    <style:style style:name="P4" style:family="paragraph" style:parent-style-name="Standard">
      <style:text-properties fo:language="fr" fo:country="FR" officeooo:rsid="0018c14c" officeooo:paragraph-rsid="00102ad4"/>
    </style:style>
    <style:style style:name="P5" style:family="paragraph" style:parent-style-name="Standard">
      <style:text-properties fo:language="fr" fo:country="FR" officeooo:rsid="0018c14c" officeooo:paragraph-rsid="00149d24"/>
    </style:style>
    <style:style style:name="P6" style:family="paragraph" style:parent-style-name="Standard">
      <style:text-properties fo:language="fr" fo:country="FR" officeooo:rsid="0018c14c" officeooo:paragraph-rsid="001d74ac"/>
    </style:style>
    <style:style style:name="P7" style:family="paragraph" style:parent-style-name="Standard">
      <style:text-properties fo:language="fr" fo:country="FR" officeooo:rsid="0018c14c" officeooo:paragraph-rsid="0018c14c"/>
    </style:style>
    <style:style style:name="P8" style:family="paragraph" style:parent-style-name="Standard">
      <style:text-properties fo:language="fr" fo:country="FR" officeooo:rsid="0018c14c" officeooo:paragraph-rsid="001f86ca"/>
    </style:style>
    <style:style style:name="P9" style:family="paragraph" style:parent-style-name="Standard">
      <style:text-properties fo:language="fr" fo:country="FR" officeooo:rsid="0018c14c" officeooo:paragraph-rsid="00256351"/>
    </style:style>
    <style:style style:name="P10" style:family="paragraph" style:parent-style-name="Standard">
      <style:text-properties fo:language="fr" fo:country="FR" officeooo:rsid="00102ad4" officeooo:paragraph-rsid="001f86ca"/>
    </style:style>
    <style:style style:name="P11" style:family="paragraph" style:parent-style-name="Standard">
      <style:text-properties fo:language="fr" fo:country="FR" officeooo:rsid="00121b30" officeooo:paragraph-rsid="001f86ca"/>
    </style:style>
    <style:style style:name="P12" style:family="paragraph" style:parent-style-name="Standard">
      <style:text-properties fo:language="fr" fo:country="FR" officeooo:rsid="00158def" officeooo:paragraph-rsid="0018c14c"/>
    </style:style>
    <style:style style:name="P13" style:family="paragraph" style:parent-style-name="Standard">
      <style:text-properties fo:language="fr" fo:country="FR" officeooo:rsid="00158def" officeooo:paragraph-rsid="00158def"/>
    </style:style>
    <style:style style:name="P14" style:family="paragraph" style:parent-style-name="Standard">
      <style:text-properties fo:language="fr" fo:country="FR" officeooo:rsid="001df74a" officeooo:paragraph-rsid="001df74a"/>
    </style:style>
    <style:style style:name="P15" style:family="paragraph" style:parent-style-name="Standard">
      <style:text-properties fo:language="fr" fo:country="FR" officeooo:rsid="0022f727" officeooo:paragraph-rsid="0022f727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fo:language="fr" fo:country="FR" officeooo:rsid="00158def" officeooo:paragraph-rsid="0018c14c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fo:language="fr" fo:country="FR" officeooo:rsid="00102ad4" officeooo:paragraph-rsid="00102ad4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fo:language="fr" fo:country="FR" officeooo:rsid="00102ad4" officeooo:paragraph-rsid="0020239b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fo:language="fr" fo:country="FR" officeooo:rsid="00102ad4" officeooo:paragraph-rsid="00158def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fo:language="fr" fo:country="FR" officeooo:rsid="001f86ca" officeooo:paragraph-rsid="001f86ca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language="fr" fo:country="FR" officeooo:rsid="0018c14c" officeooo:paragraph-rsid="00102ad4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language="fr" fo:country="FR" officeooo:rsid="00158def" officeooo:paragraph-rsid="001f86ca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language="fr" fo:country="FR" officeooo:rsid="00158def" officeooo:paragraph-rsid="00256351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language="fr" fo:country="FR" officeooo:rsid="0020fb5d" officeooo:paragraph-rsid="0020fb5d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language="fr" fo:country="FR" officeooo:rsid="00102ad4" officeooo:paragraph-rsid="001f86ca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language="fr" fo:country="FR" officeooo:rsid="00102ad4" officeooo:paragraph-rsid="00224f96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language="fr" fo:country="FR" officeooo:rsid="00183cfa" officeooo:paragraph-rsid="0022f727"/>
    </style:style>
    <style:style style:name="P28" style:family="paragraph" style:parent-style-name="Standard">
      <style:paragraph-properties fo:margin-left="0.9846in" fo:margin-right="0in" fo:text-indent="0in" style:auto-text-indent="false"/>
      <style:text-properties fo:language="fr" fo:country="FR" officeooo:rsid="00158def" officeooo:paragraph-rsid="0018c14c"/>
    </style:style>
    <style:style style:name="P29" style:family="paragraph" style:parent-style-name="Standard">
      <style:paragraph-properties fo:margin-left="-0.4925in" fo:margin-right="0in" fo:text-indent="0in" style:auto-text-indent="false"/>
      <style:text-properties fo:language="fr" fo:country="FR" officeooo:rsid="00102ad4" officeooo:paragraph-rsid="001f86ca"/>
    </style:style>
    <style:style style:name="P30" style:family="paragraph" style:parent-style-name="Standard">
      <style:paragraph-properties fo:margin-left="-0.4925in" fo:margin-right="0in" fo:text-indent="0in" style:auto-text-indent="false"/>
      <style:text-properties fo:language="fr" fo:country="FR" officeooo:rsid="00102ad4" officeooo:paragraph-rsid="0020239b"/>
    </style:style>
    <style:style style:name="P31" style:family="paragraph" style:parent-style-name="Standard">
      <style:paragraph-properties fo:margin-left="-0.4925in" fo:margin-right="0in" fo:text-indent="0in" style:auto-text-indent="false"/>
      <style:text-properties fo:language="fr" fo:country="FR" officeooo:rsid="00121b30" officeooo:paragraph-rsid="001f86ca"/>
    </style:style>
    <style:style style:name="P32" style:family="paragraph" style:parent-style-name="Standard">
      <style:paragraph-properties fo:margin-left="-0.4925in" fo:margin-right="0in" fo:text-indent="0in" style:auto-text-indent="false"/>
      <style:text-properties fo:language="fr" fo:country="FR" officeooo:rsid="00158def" officeooo:paragraph-rsid="001f86ca"/>
    </style:style>
    <style:style style:name="P33" style:family="paragraph" style:parent-style-name="Standard">
      <style:paragraph-properties fo:margin-left="-0.4925in" fo:margin-right="0in" fo:text-indent="0in" style:auto-text-indent="false"/>
      <style:text-properties fo:language="fr" fo:country="FR" officeooo:rsid="00158def" officeooo:paragraph-rsid="00224f96"/>
    </style:style>
    <style:style style:name="P34" style:family="paragraph" style:parent-style-name="Standard">
      <style:paragraph-properties fo:margin-left="-0.9846in" fo:margin-right="0in" fo:text-indent="0in" style:auto-text-indent="false"/>
      <style:text-properties fo:language="fr" fo:country="FR" officeooo:rsid="00158def" officeooo:paragraph-rsid="00224f96"/>
    </style:style>
    <style:style style:name="P35" style:family="paragraph" style:parent-style-name="Standard">
      <style:paragraph-properties fo:margin-left="-0.9846in" fo:margin-right="0in" fo:text-indent="0in" style:auto-text-indent="false"/>
      <style:text-properties fo:language="fr" fo:country="FR" officeooo:rsid="00102ad4" officeooo:paragraph-rsid="00256351"/>
    </style:style>
    <style:style style:name="T1" style:family="text">
      <style:text-properties officeooo:rsid="00107de4"/>
    </style:style>
    <style:style style:name="T2" style:family="text">
      <style:text-properties officeooo:rsid="00121b30"/>
    </style:style>
    <style:style style:name="T3" style:family="text">
      <style:text-properties officeooo:rsid="00136b99"/>
    </style:style>
    <style:style style:name="T4" style:family="text">
      <style:text-properties officeooo:rsid="00149d24"/>
    </style:style>
    <style:style style:name="T5" style:family="text">
      <style:text-properties officeooo:rsid="00158def"/>
    </style:style>
    <style:style style:name="T6" style:family="text">
      <style:text-properties officeooo:rsid="00173856"/>
    </style:style>
    <style:style style:name="T7" style:family="text">
      <style:text-properties officeooo:rsid="0018c14c"/>
    </style:style>
    <style:style style:name="T8" style:family="text">
      <style:text-properties officeooo:rsid="001abb19"/>
    </style:style>
    <style:style style:name="T9" style:family="text">
      <style:text-properties officeooo:rsid="001cb0da"/>
    </style:style>
    <style:style style:name="T10" style:family="text">
      <style:text-properties officeooo:rsid="001d74ac"/>
    </style:style>
    <style:style style:name="T11" style:family="text">
      <style:text-properties officeooo:rsid="001df74a"/>
    </style:style>
    <style:style style:name="T12" style:family="text">
      <style:text-properties fo:language="fr" fo:country="FR" officeooo:rsid="00102ad4"/>
    </style:style>
    <style:style style:name="T13" style:family="text">
      <style:text-properties officeooo:rsid="001f86ca"/>
    </style:style>
    <style:style style:name="T14" style:family="text">
      <style:text-properties officeooo:rsid="0020239b"/>
    </style:style>
    <style:style style:name="T15" style:family="text">
      <style:text-properties officeooo:rsid="0020d87c"/>
    </style:style>
    <style:style style:name="T16" style:family="text">
      <style:text-properties officeooo:rsid="0020fb5d"/>
    </style:style>
    <style:style style:name="T17" style:family="text">
      <style:text-properties officeooo:rsid="00224f96"/>
    </style:style>
    <style:style style:name="T18" style:family="text">
      <style:text-properties officeooo:rsid="0023531c"/>
    </style:style>
    <style:style style:name="T19" style:family="text">
      <style:text-properties officeooo:rsid="00255f36"/>
    </style:style>
    <style:style style:name="T20" style:family="text">
      <style:text-properties officeooo:rsid="002563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ODO List : </text:p>
      <text:p text:style-name="P4"/>
      <text:p text:style-name="P4"><text:tab/>- <text:span text:style-name="T8">Creer un gestionnaire d'erreur digne de ce nom</text:span></text:p>
      <text:p text:style-name="P4"><text:tab/>- <text:span text:style-name="T8">Gerer les erreurs de requete client (les 4xx) directement depuis le traitement de la requete de demande</text:span></text:p>
      <text:p text:style-name="P21"><text:tab/>- <text:span text:style-name="T9">N'envoyer une reponse que lorsque je suis sur de la reponse</text:span></text:p>
      <text:p text:style-name="P21"/>
      <text:p text:style-name="P21"><text:tab/>- <text:span text:style-name="T9">Lire la requete</text:span></text:p>
      <text:p text:style-name="P21"><text:tab/>- <text:span text:style-name="T9">traiter la requete (erreurs ou pas) → constuire la reponse</text:span></text:p>
      <text:p text:style-name="P21"><text:tab/>- <text:span text:style-name="T9">envoie de la reponse</text:span></text:p>
      <text:p text:style-name="P21"/>
      <text:p text:style-name="P21"/>
      <text:p text:style-name="P21"/>
      <text:p text:style-name="P21"/>
      <text:p text:style-name="P27">WILLY WONKA </text:p>
      <text:p text:style-name="P27"/>
      <text:p text:style-name="P24">server = net.createServer(IN callback, OUT socket) → </text:p>
      <text:p text:style-name="P24"/>
      <text:p text:style-name="P17">Socket.on 'data', (<text:span text:style-name="T16">IN callback, OUT </text:span>reqHeader) →</text:p>
      <text:p text:style-name="P18"><text:tab/><text:span text:style-name="T14">processR</text:span>eqHeader <text:span text:style-name="T1">(IN reqHeader, callback, OUT statusCode, {fileInfos}) → <text:tab/></text:span></text:p>
      <text:p text:style-name="P28"><text:span text:style-name="T6"><text:tab/>processResponse</text:span> <text:span text:style-name="T6">(IN statusCode, {fileInfos}, socket)</text:span> </text:p>
      <text:p text:style-name="P16"/>
      <text:p text:style-name="P20">Socket.on 'timeOut' →</text:p>
      <text:p text:style-name="P20"><text:tab/><text:span text:style-name="T6">processResponse (IN statusCode</text:span>(408)<text:span text:style-name="T6">, {fileInfos}, socket)</text:span></text:p>
      <text:p text:style-name="P16"/>
      <text:p text:style-name="P19">Socket.on '<text:span text:style-name="T5">error</text:span>', (<text:span text:style-name="T5">err</text:span>) →</text:p>
      <text:p text:style-name="P19"><text:tab/><text:span text:style-name="T5">logger l'erreur si en mode debug</text:span></text:p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2">OUMPA-LOUMPAS</text:p>
      <text:p text:style-name="P10"/>
      <text:p text:style-name="P29"><text:tab/><text:span text:style-name="T14">processR</text:span>eqHeader <text:span text:style-name="T1">(IN reqHeader, callback, OUT statusCode, {fileInfos}) </text:span>=</text:p>
      <text:p text:style-name="P29"><text:tab/><text:tab/>- <text:span text:style-name="T2">E</text:span>st-ce que la requete est format<text:span text:style-name="T2">ée</text:span> corre<text:span text:style-name="T3">c</text:span>tement ?</text:p>
      <text:p text:style-name="P30"><text:tab/><text:tab/><text:tab/>Non → error 400 (bad request) →<text:span text:style-name="T11"> processResponse</text:span></text:p>
      <text:p text:style-name="P29"><text:tab/><text:tab/><text:tab/>Oui → continu<text:span text:style-name="T4">er</text:span></text:p>
      <text:p text:style-name="P29"><text:tab/><text:tab/>- Q<text:span text:style-name="T19">uelle methode demande la requete ?</text:span></text:p>
      <text:p text:style-name="P29"><text:tab/><text:tab/><text:tab/><text:span text:style-name="T19">POST → error 501 (not implemented)</text:span></text:p>
      <text:p text:style-name="P29"><text:tab/><text:tab/><text:tab/><text:span text:style-name="T20">HEAD → </text:span></text:p>
      <text:p text:style-name="P29"><text:tab/><text:tab/>- <text:span text:style-name="T14">Est ce que le dernier argument de la requete depasse 255 caracteres ?</text:span></text:p>
      <text:p text:style-name="P30"><text:tab/><text:tab/><text:tab/><text:span text:style-name="T14">Oui → erreur 414 (too long) → processResponse</text:span></text:p>
      <text:p text:style-name="P29"><text:tab/><text:tab/><text:tab/><text:span text:style-name="T14">Non → continuer</text:span></text:p>
      <text:p text:style-name="P29"><text:tab/><text:tab/>- <text:span text:style-name="T2">E</text:span>st ce que la requete pointe vers un dossier ou un fichier ?</text:p>
      <text:p text:style-name="P30"><text:tab/><text:tab/><text:tab/>Dossier → erreur 403 <text:span text:style-name="T14">(forbidden)</text:span>→<text:span text:style-name="T11"> processResponse</text:span></text:p>
      <text:p text:style-name="P29"><text:tab/><text:tab/><text:tab/>Fichier → continu<text:span text:style-name="T4">er</text:span></text:p>
      <text:p text:style-name="P29"><text:tab/><text:tab/>- <text:span text:style-name="T2">E</text:span>st ce que le fichier existe ?</text:p>
      <text:p text:style-name="P30"><text:tab/><text:tab/><text:tab/>Non → erreur 404 <text:span text:style-name="T14">(not found)</text:span>→<text:span text:style-name="T11"> processResponse</text:span></text:p>
      <text:p text:style-name="P31"><text:tab/><text:tab/><text:tab/>Oui → continue<text:span text:style-name="T4">r</text:span></text:p>
      <text:p text:style-name="P31"><text:tab/><text:tab/>- <text:span text:style-name="T3">Est ce que le fichier demander se trouve dans le /libServer ?</text:span></text:p>
      <text:p text:style-name="P31"><text:tab/><text:tab/><text:tab/><text:span text:style-name="T3">Oui → creer le path absolut avec “.” puis continuer</text:span></text:p>
      <text:p text:style-name="P31"><text:tab/><text:tab/><text:tab/><text:span text:style-name="T3">Non →creer le path absolut avec “_WEBROOT” puis continuer</text:span></text:p>
      <text:p text:style-name="P29"><text:tab/><text:tab/>- <text:span text:style-name="T2">Est ce que le filePath demander est /</text:span></text:p>
      <text:p text:style-name="P29"><text:tab/><text:tab/><text:tab/><text:span text:style-name="T2">Non</text:span> → return <text:span text:style-name="T4">{</text:span>file<text:span text:style-name="T1">I</text:span>nfos<text:span text:style-name="T4">}</text:span> (methode, filePath, protocole)</text:p>
      <text:p text:style-name="P31"><text:tab/><text:tab/><text:tab/>Oui → ajoute le nom du fichier index par default et return <text:span text:style-name="T4">{fileInfos}</text:span></text:p>
      <text:p text:style-name="P11"/>
      <text:p text:style-name="P11"/>
      <text:p text:style-name="P11"><text:soft-page-break/></text:p>
      <text:p text:style-name="P11"/>
      <text:p text:style-name="P11"/>
      <text:p text:style-name="P22"><text:span text:style-name="T6">processResponse</text:span> <text:span text:style-name="T6">(IN statusCode, {fileInfos}, socket)</text:span> →</text:p>
      <text:p text:style-name="P23">→<text:span text:style-name="T20"> Si statusCode == 501 → </text:span></text:p>
      <text:p text:style-name="P35"><text:tab/><text:tab/><text:tab/><text:span text:style-name="T7">buildResponseHeader (IN err, {fileInfos}, statusCode, OUT {responseHeader}) → </text:span></text:p>
      <text:p text:style-name="P35"><text:tab/><text:tab/><text:tab/><text:tab/><text:span text:style-name="T11">sendResponse (IN respHeader, fileStream/htmlErrorPage, socket, OUT <text:s/>err)</text:span></text:p>
      <text:p text:style-name="P22"><text:tab/>- </text:p>
      <text:p text:style-name="P32"><text:tab/>→<text:span text:style-name="T17"> Si statusCode == 200 → </text:span></text:p>
      <text:p text:style-name="P25"><text:tab/>- <text:span text:style-name="T4">Creer un fileStream a partir du {fileInfos}filePath</text:span></text:p>
      <text:p text:style-name="P25"/>
      <text:p text:style-name="P26"><text:tab/><text:tab/><text:span text:style-name="T5">fileStream.on 'open' (IN callback, OUT data)→ </text:span></text:p>
      <text:p text:style-name="P26"><text:tab/><text:tab/><text:tab/><text:span text:style-name="T7">buildResponseHeader (IN err, {fileInfos}, statusCode, OUT {responseHeader}) → </text:span></text:p>
      <text:p text:style-name="P26"><text:tab/><text:tab/><text:tab/><text:tab/><text:span text:style-name="T11">sendResponse (IN respHeader, fileStream/htmlErrorPage, socket, OUT <text:s/>err)</text:span></text:p>
      <text:p text:style-name="P26"/>
      <text:p text:style-name="P26"><text:tab/><text:tab/><text:span text:style-name="T5">fileStream.on 'end' (IN callback)→ <text:s/>fermeture du socket</text:span></text:p>
      <text:p text:style-name="P26"/>
      <text:p text:style-name="P26"><text:tab/><text:tab/><text:span text:style-name="T5">fileStream.on 'error' (IN callback, OUT err)→</text:span></text:p>
      <text:p text:style-name="P26"><text:tab/><text:tab/><text:tab/><text:span text:style-name="T7">buildResponseHeader (IN err, {fileInfos}, statusCode, OUT {responseHeader}) → </text:span></text:p>
      <text:p text:style-name="P26"><text:tab/><text:tab/><text:tab/><text:tab/><text:span text:style-name="T15">buildErrorPage (IN err, statusCode, callback, OUT htmlErrorPage) -&gt;</text:span></text:p>
      <text:p text:style-name="P26"><text:tab/><text:tab/><text:tab/><text:tab/><text:tab/><text:span text:style-name="T11">sendResponse (IN respHeader, fileStream/htmlErrorPage, socket, OUT <text:s/>err)</text:span></text:p>
      <text:p text:style-name="P26"/>
      <text:p text:style-name="P32"><text:tab/>→<text:span text:style-name="T17"> </text:span><text:s/><text:span text:style-name="T13">Si StatusCode &lt;&gt; 200 → </text:span></text:p>
      <text:p text:style-name="P33"><text:tab/><text:tab/>- <text:span text:style-name="T15">buildErrorPage (IN err, statusCode, callback, OUT htmlErrorPage) → </text:span></text:p>
      <text:p text:style-name="P34"><text:tab/><text:tab/><text:tab/><text:tab/>- <text:span text:style-name="T7">buildResponseHeader (IN err, {fileInfos}, statusCode, OUT {responseHeader}) →</text:span></text:p>
      <text:p text:style-name="P33"><text:tab/><text:tab/><text:tab/><text:tab/><text:tab/>- <text:span text:style-name="T13">sendResponse(IN respHeader, file/htmlErrorPage, socket, OUT <text:s/>err)</text:span></text:p>
      <text:p text:style-name="P33"/>
      <text:p text:style-name="P7">buildResponseHeader (IN err, {fileInfos}, statusCode, <text:span text:style-name="T17">callback, </text:span>OUT <text:span text:style-name="T10">{</text:span>respon<text:span text:style-name="T10">s</text:span>eHeader<text:span text:style-name="T10">}</text:span>)</text:p>
      <text:p text:style-name="P7"><text:tab/><text:span text:style-name="T10">verifier protocole de la requete de demander</text:span></text:p>
      <text:p text:style-name="P7"><text:tab/><text:span text:style-name="T10">recuperer les infos sur le fichier a envoyer (size/MIMEType/mtime) → getMIMEType()</text:span></text:p>
      <text:p text:style-name="P7"><text:tab/><text:span text:style-name="T10">recuperation du statusMessage a partir du statusCode</text:span></text:p>
      <text:p text:style-name="P7"><text:tab/><text:span text:style-name="T18">creation de l'entete de reponse</text:span></text:p>
      <text:p text:style-name="P7"/>
      <text:p text:style-name="P7"><text:tab/><text:span text:style-name="T17">callback entete de reponse</text:span><text:tab/><text:tab/></text:p>
      <text:p text:style-name="P12"/>
      <text:p text:style-name="P6"><text:span text:style-name="T15">build</text:span>ErrorPage (IN err, statusCode, callback, OUT htmlErrorPage)</text:p>
      <text:p text:style-name="P7"><text:tab/><text:span text:style-name="T10">recuperation du statusMessage a partir du statusCode</text:span></text:p>
      <text:p text:style-name="P7"><text:tab/><text:span text:style-name="T11">forge de la page/string d'erreur</text:span></text:p>
      <text:p text:style-name="P7"/>
      <text:p text:style-name="P7"><text:tab/><text:span text:style-name="T17">callback de la page erreur</text:span></text:p>
      <text:p text:style-name="P7"/>
      <text:p text:style-name="P14">getMIMEType (IN filePath, <text:span text:style-name="T17">callback, OUT MIMEType</text:span>)</text:p>
      <text:p text:style-name="P14"><text:tab/>- recuperation de l'extension du fichier →</text:p>
      <text:p text:style-name="P14"><text:tab/><text:tab/>- traitement de l'extension pour pouvoir la comparer à un tableau d' extension → </text:p>
      <text:p text:style-name="P13"><text:tab/><text:tab/><text:tab/>- <text:span text:style-name="T17">callback du MIMEType</text:span></text:p>
      <text:p text:style-name="P13"/>
      <text:p text:style-name="P13"/>
      <text:p text:style-name="P8"><text:span text:style-name="T11">sendResponse</text:span> (IN respHeader, file<text:span text:style-name="T17">Stream</text:span>/htmlErrorPage, socket, OUT <text:s/>err)</text:p>
      <text:p text:style-name="P8"><text:tab/>- <text:span text:style-name="T11">Ecrire le header dans le socket → </text:span></text:p>
      <text:p text:style-name="P9"><text:tab/><text:tab/>- <text:span text:style-name="T20">(si existe) Ecrire le </text:span>file<text:span text:style-name="T17">Stream</text:span>/htmlErrorPage<text:span text:style-name="T20"> dans le socket →</text:span></text:p>
      <text:p text:style-name="P8"><text:tab/><text:tab/><text:tab/>- <text:span text:style-name="T11">Fermer le socket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354in" fo:margin-bottom="0.1827in" fo:margin-left="0.302in" fo:margin-right="0.278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8:35:12.037645958</meta:creation-date>
    <dc:date>2015-03-11T12:53:02.268257666</dc:date>
    <meta:editing-duration>PT18H12M34S</meta:editing-duration>
    <meta:editing-cycles>15</meta:editing-cycles>
    <meta:generator>LibreOffice/4.2.7.2$Linux_X86_64 LibreOffice_project/420m0$Build-2</meta:generator>
    <meta:document-statistic meta:table-count="0" meta:image-count="0" meta:object-count="0" meta:page-count="3" meta:paragraph-count="76" meta:word-count="536" meta:character-count="3743" meta:non-whitespace-character-count="3122"/>
  </office:meta>
</office:document-meta>
</file>